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F2F7C0AA451940ED.png" manifest:media-type="image/png"/>
  <manifest:file-entry manifest:full-path="Pictures/1000020100000100000001003582E5B6CA70F166.png" manifest:media-type="image/png"/>
  <manifest:file-entry manifest:full-path="Pictures/100002010000008000000080808F7ADC0BAF9900.png" manifest:media-type="image/png"/>
  <manifest:file-entry manifest:full-path="Pictures/100002010000050000000320766E8695DCD28E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12.6cm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 fo:min-height="4.65cm" fo:min-width="7.1cm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4.65cm" fo:min-width="4.4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e6e6e6" draw:textarea-horizontal-align="justify" draw:textarea-vertical-align="middle" draw:auto-grow-height="false" fo:min-height="1.15cm" fo:min-width="4.6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1.05cm" fo:min-width="6.5cm"/>
    </style:style>
    <style:style style:name="gr8" style:family="graphic" style:parent-style-name="standard">
      <style:graphic-properties draw:fill-color="#3deb3d" draw:textarea-horizontal-align="justify" draw:textarea-vertical-align="middle" draw:auto-grow-height="false" fo:min-height="1.15cm" fo:min-width="6.7cm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3.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-color="#3deb3d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weight="bold" style:font-weight-asian="bold" style:font-weight-complex="bold"/>
    </style:style>
    <style:style style:name="P8" style:family="paragraph">
      <loext:graphic-properties draw:fill-color="#e6e6e6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15.076cm" svg:height="9.422cm" svg:x="11.224cm" svg:y="10.2cm">
          <draw:image xlink:href="Pictures/100002010000050000000320766E8695DCD28E15.png" xlink:type="simple" xlink:show="embed" xlink:actuate="onLoad">
            <text:p/>
          </draw:image>
        </draw:frame>
        <draw:custom-shape draw:style-name="gr2" draw:text-style-name="P3" draw:layer="layout" svg:width="13.1cm" svg:height="1.7cm" svg:x="11.8cm" svg:y="11.9cm">
          <text:p text:style-name="P2"><text:span text:style-name="T1">Pro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cm" svg:height="4.9cm" svg:x="17.3cm" svg:y="14cm">
          <text:p text:style-name="P4"><text:span text:style-name="T2">NEWS</text:span></text:p>
          <text:p text:style-name="P4"><text:span text:style-name="T2"/></text:p>
          <text:p text:style-name="P4"><text:span text:style-name="T2">NEWS</text:span></text:p>
          <text:p text:style-name="P4"><text:span text:style-name="T2"/></text:p>
          <text:p text:style-name="P4"><text:span text:style-name="T2">NEW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9cm" svg:height="4.9cm" svg:x="11.8cm" svg:y="14cm">
          <text:p text:style-name="P6"><text:span text:style-name="T3">Weather</text:span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386cm" svg:height="3.386cm" svg:x="12.514cm" svg:y="15.3cm">
          <draw:image xlink:href="Pictures/100002010000008000000080808F7ADC0BAF9900.png" xlink:type="simple" xlink:show="embed" xlink:actuate="onLoad">
            <text:p/>
          </draw:image>
        </draw:frame>
        <draw:custom-shape draw:style-name="gr5" draw:text-style-name="P8" xml:id="id1" draw:id="id1" draw:layer="layout" svg:width="5.1cm" svg:height="1.4cm" svg:x="8.9cm" svg:y="6.5cm">
          <text:p text:style-name="P1"><text:span text:style-name="T1">Web server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1.45cm" svg:y1="7.9cm" svg:x2="18.762cm" svg:y2="10.2cm" draw:start-shape="id1" draw:start-glue-point="2" draw:end-shape="id2" svg:d="M11450 7900v1164h7312v1136" svg:viewBox="0 0 7313 2301">
          <text:p/>
        </draw:connector>
        <draw:frame draw:style-name="gr1" draw:text-style-name="P1" draw:layer="layout" svg:width="2.972cm" svg:height="2.972cm" svg:x="2.328cm" svg:y="1.3cm">
          <draw:image xlink:href="Pictures/1000020100000100000001003582E5B6CA70F166.png" xlink:type="simple" xlink:show="embed" xlink:actuate="onLoad">
            <text:p/>
          </draw:image>
        </draw:frame>
        <draw:custom-shape draw:style-name="gr7" draw:text-style-name="P11" xml:id="id4" draw:id="id4" draw:layer="layout" svg:width="7cm" svg:height="1.3cm" svg:x="9.3cm" svg:y="3cm">
          <text:p text:style-name="P10"><text:span text:style-name="T2">Weather service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69cm" svg:height="2.169cm" svg:x="11.7cm" svg:y="1.231cm">
          <draw:image xlink:href="Pictures/100002010000003000000030F2F7C0AA451940ED.png" xlink:type="simple" xlink:show="embed" xlink:actuate="onLoad">
            <text:p/>
          </draw:image>
        </draw:frame>
        <draw:custom-shape draw:style-name="gr8" draw:text-style-name="P5" xml:id="id5" draw:id="id5" draw:layer="layout" svg:width="7.2cm" svg:height="1.4cm" svg:x="19.3cm" svg:y="2.9cm">
          <text:p text:style-name="P4"><text:span text:style-name="T2">News ser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3" draw:id="id3" draw:layer="layout" svg:width="4.1cm" svg:height="0.9cm" svg:x="2.3cm" svg:y="4.6cm">
          <text:p text:style-name="P12"><text:span text:style-name="T4">User DB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69cm" svg:height="2.169cm" svg:x="21.801cm" svg:y="1.232cm">
          <draw:image xlink:href="Pictures/100002010000003000000030F2F7C0AA451940ED.png" xlink:type="simple" xlink:show="embed" xlink:actuate="onLoad">
            <text:p/>
          </draw:image>
        </draw:frame>
        <draw:connector draw:style-name="gr6" draw:text-style-name="P9" draw:layer="layout" svg:x1="4.35cm" svg:y1="5.5cm" svg:x2="8.9cm" svg:y2="7.2cm" draw:start-shape="id3" draw:start-glue-point="2" draw:end-shape="id1" svg:d="M4350 5500v1700h4550" svg:viewBox="0 0 4551 1701">
          <text:p/>
        </draw:connector>
        <draw:connector draw:style-name="gr6" draw:text-style-name="P9" draw:layer="layout" draw:line-skew="-0.338cm" svg:x1="12.8cm" svg:y1="4.3cm" svg:x2="11.434cm" svg:y2="6.474cm" draw:start-shape="id4" svg:d="M12800 4300v1000h-1366v1174" svg:viewBox="0 0 1367 2175">
          <text:p/>
        </draw:connector>
        <draw:connector draw:style-name="gr6" draw:text-style-name="P9" draw:layer="layout" svg:x1="22.9cm" svg:y1="4.3cm" svg:x2="14cm" svg:y2="7.2cm" draw:start-shape="id5" draw:start-glue-point="2" draw:end-shape="id1" draw:end-glue-point="1" svg:d="M22900 4300v2900h-8900" svg:viewBox="0 0 8901 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ou </meta:initial-creator>
    <meta:creation-date>2016-06-29T00:23:40.882404568</meta:creation-date>
    <dc:date>2016-06-29T00:39:00.429625642</dc:date>
    <dc:creator>Valou </dc:creator>
    <meta:editing-duration>PT5M9S</meta:editing-duration>
    <meta:editing-cycles>1</meta:editing-cycles>
    <meta:document-statistic meta:object-count="16"/>
    <meta:generator>LibreOffice/5.1.3.2$Linux_X86_64 LibreOffice_project/10m0$Build-2</meta:generator>
  </office:meta>
</office:document-meta>
</file>